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name-complex="Calibri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1pt" style:font-size-asian="11pt" style:font-name-complex="Calibri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" style:font-size-complex="11pt"/>
    </style:style>
    <style:style style:name="P4" style:family="paragraph" style:parent-style-name="Standard" style:list-style-name="WW8Num7">
      <style:paragraph-properties fo:text-align="justify" style:justify-single-word="false"/>
      <style:text-properties style:font-name="Calibri" fo:font-size="11pt" style:font-size-asian="11pt" style:font-name-complex="Calibri" style:font-size-complex="11pt"/>
    </style:style>
    <style:style style:name="P5" style:family="paragraph" style:parent-style-name="Standard" style:list-style-name="WW8Num2">
      <style:paragraph-properties fo:text-align="justify" style:justify-single-word="false"/>
      <style:text-properties style:font-name="Calibri" fo:font-size="11pt" style:font-size-asian="11pt" style:font-name-complex="Calibri" style:font-size-complex="11pt"/>
    </style:style>
    <style:style style:name="P6" style:family="paragraph" style:parent-style-name="Standard">
      <style:text-properties style:font-name="Calibri" fo:font-size="11pt" style:text-underline-style="solid" style:text-underline-width="auto" style:text-underline-color="font-color" fo:font-weight="bold" style:font-size-asian="11pt" style:font-weight-asian="bold" style:font-name-complex="Calibri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name-complex="Calibri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9" style:family="paragraph" style:parent-style-name="Standard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list-style-name="WW8Num6">
      <style:paragraph-properties fo:text-align="justify" style:justify-single-word="false"/>
      <style:text-properties style:font-name="Calibri1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 style:list-style-name="WW8Num7">
      <style:paragraph-properties fo:text-align="justify" style:justify-single-word="false"/>
    </style:style>
    <style:style style:name="P14" style:family="paragraph" style:parent-style-name="Standard" style:list-style-name="WW8Num2">
      <style:paragraph-properties fo:text-align="justify" style:justify-single-word="false"/>
    </style:style>
    <style:style style:name="P15" style:family="paragraph" style:parent-style-name="Standard" style:list-style-name="WW8Num3">
      <style:paragraph-properties fo:text-align="justify" style:justify-single-word="false"/>
    </style:style>
    <style:style style:name="P16" style:family="paragraph" style:parent-style-name="Standard" style:list-style-name="WW8Num4">
      <style:paragraph-properties fo:text-align="justify" style:justify-single-word="false"/>
    </style:style>
    <style:style style:name="P17" style:family="paragraph" style:parent-style-name="Standard" style:list-style-name="WW8Num5">
      <style:paragraph-properties fo:text-align="justify" style:justify-single-word="false"/>
    </style:style>
    <style:style style:name="P18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Heading_20_1" style:master-page-name="Standard">
      <style:paragraph-properties style:page-number="auto"/>
      <style:text-properties style:font-name="Calibri" fo:font-size="16pt" style:font-size-asian="16pt" style:font-name-complex="Calibri"/>
    </style:style>
    <style:style style:name="P20" style:family="paragraph" style:parent-style-name="Text_20_body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name-complex="Calibri" style:font-size-complex="11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name-complex="Calibri" style:font-size-complex="11pt"/>
    </style:style>
    <style:style style:name="P22" style:family="paragraph" style:parent-style-name="Text_20_body" style:list-style-name="WW8Num6">
      <style:paragraph-properties fo:text-align="justify" style:justify-single-word="false"/>
      <style:text-properties style:font-name="Calibri" fo:font-size="11pt" style:font-size-asian="11pt" style:font-name-complex="Calibri" style:font-size-complex="11pt" style:font-weight-complex="bold"/>
    </style:style>
    <style:style style:name="P23" style:family="paragraph" style:parent-style-name="Text_20_body" style:list-style-name="WW8Num5">
      <style:paragraph-properties fo:text-align="justify" style:justify-single-word="false"/>
      <style:text-properties style:font-name="Calibri" fo:font-size="11pt" style:font-size-asian="11pt" style:font-name-complex="Calibri" style:font-size-complex="11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Calibri" fo:font-size="11pt" style:font-size-asian="11pt" style:font-name-complex="Calibri" style:font-size-complex="11pt"/>
    </style:style>
    <style:style style:name="P25" style:family="paragraph" style:parent-style-name="Text_20_body" style:list-style-name="WW8Num6">
      <style:paragraph-properties fo:text-align="justify" style:justify-single-word="false"/>
      <style:text-properties style:font-name="Calibri" fo:font-size="11pt" style:font-name-asian="MS Mincho" style:font-size-asian="11pt" style:font-name-complex="Calibri" style:font-size-complex="11pt" style:font-weight-complex="bold"/>
    </style:style>
    <style:style style:name="P26" style:family="paragraph" style:parent-style-name="Text_20_body" style:list-style-name="WW8Num6">
      <style:paragraph-properties fo:text-align="justify" style:justify-single-word="false"/>
    </style:style>
    <style:style style:name="P27" style:family="paragraph" style:parent-style-name="Text_20_body" style:list-style-name="WW8Num8">
      <style:paragraph-properties fo:text-align="justify" style:justify-single-word="false"/>
    </style:style>
    <style:style style:name="T1" style:family="text">
      <style:text-properties style:font-name="Calibri" fo:font-size="11pt" style:font-size-asian="11pt" style:font-name-complex="Calibri" style:font-size-complex="11pt"/>
    </style:style>
    <style:style style:name="T2" style:family="text">
      <style:text-properties style:font-name="Calibri" fo:font-size="11pt" style:font-size-asian="11pt" style:font-name-complex="Calibri" style:font-size-complex="11pt" style:font-weight-complex="bold"/>
    </style:style>
    <style:style style:name="T3" style:family="text">
      <style:text-properties style:font-name="Calibri" fo:font-size="11pt" style:text-underline-style="solid" style:text-underline-width="auto" style:text-underline-color="font-color" fo:font-weight="bold" style:font-size-asian="11pt" style:font-weight-asian="bold" style:font-name-complex="Calibri" style:font-size-complex="11pt"/>
    </style:style>
    <style:style style:name="T4" style:family="text">
      <style:text-properties style:font-name="Calibri" fo:font-size="11pt" style:text-underline-style="solid" style:text-underline-width="auto" style:text-underline-color="font-color" fo:font-weight="bold" style:font-size-asian="11pt" style:font-weight-asian="bold" style:font-name-complex="Calibri" style:font-size-complex="11pt" style:font-weight-complex="bold"/>
    </style:style>
    <style:style style:name="T5" style:family="text">
      <style:text-properties style:font-name="Calibri" fo:font-size="11pt" style:font-name-asian="MS Mincho" style:font-size-asian="11pt" style:font-name-complex="Calibri" style:font-size-complex="11pt" style:font-weight-complex="bold"/>
    </style:style>
    <style:style style:name="T6" style:family="text">
      <style:text-properties style:font-name="Calibri" fo:font-size="11pt" officeooo:rsid="000f88b7" style:font-name-asian="MS Mincho" style:font-size-asian="11pt" style:font-name-complex="Calibri" style:font-size-complex="11pt" style:font-weight-complex="bold"/>
    </style:style>
    <style:style style:name="T7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8" style:family="tex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T9" style:family="text">
      <style:text-properties style:font-name="Calibri" fo:font-size="11pt" fo:font-weight="normal" style:font-size-asian="11pt" style:font-weight-asian="normal" style:font-name-complex="Calibri" style:font-size-complex="11pt" style:font-weight-complex="normal"/>
    </style:style>
    <style:style style:name="T10" style:family="text">
      <style:text-properties style:font-name="Calibri" fo:font-size="14pt" style:font-size-asian="14pt" style:font-name-complex="Calibri" style:font-size-complex="14pt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style:text-underline-style="solid" style:text-underline-width="auto" style:text-underline-color="font-color" style:font-weight-complex="bold"/>
    </style:style>
    <style:style style:name="T13" style:family="text">
      <style:text-properties style:font-name="Calibri1" fo:font-size="11pt" style:font-size-asian="11pt" style:font-name-complex="Calibri1" style:font-size-complex="11pt"/>
    </style:style>
    <style:style style:name="T14" style:family="text">
      <style:text-properties style:font-name="Calibri1" fo:font-size="11pt" style:font-size-asian="11pt" style:font-name-complex="Calibri1" style:font-size-complex="11pt" style:font-weight-complex="bold"/>
    </style:style>
    <style:style style:name="T15" style:family="text">
      <style:text-properties style:font-name="Calibri1" fo:font-size="11pt" style:font-name-asian="MS Mincho" style:font-size-asian="11pt" style:font-name-complex="Calibri1" style:font-size-complex="11pt"/>
    </style:style>
    <style:style style:name="T16" style:family="text">
      <style:text-properties style:font-name="Calibri1" fo:font-size="11pt" officeooo:rsid="000f88b7" style:font-name-asian="MS Mincho" style:font-size-asian="11pt" style:font-name-complex="Calibri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SILAS RAFAEL DE OLIVEIRA</text:h>
      <text:p text:style-name="P1"/>
      <text:p text:style-name="P10"><text:span text:style-name="T1">Contatos: (Cel) 11 97146-6908 (Res) 11 4206-0462</text:span></text:p>
      <text:p text:style-name="P10"><text:span text:style-name="T1">E-mail: </text:span><text:a xlink:type="simple" xlink:href="mailto:paulorodris@hotmail.com" text:style-name="Internet_20_link" text:visited-style-name="Visited_20_Internet_20_Link"><text:span text:style-name="Internet_20_link"><text:span text:style-name="T1">t</text:span></text:span></text:a><text:span text:style-name="Internet_20_link"><text:span text:style-name="T1">hesilasdesign@gmail.com</text:span></text:span><text:span text:style-name="T1"> - Jandira- SP - Casado - 26 anos</text:span></text:p>
      <text:p text:style-name="P2"/>
      <text:h text:style-name="Heading_20_1" text:outline-level="1"><text:span text:style-name="T10">Objetivo: Analista de Sistemas Sênior </text:span></text:h>
      <text:p text:style-name="P1"><text:tab/></text:p>
      <text:p text:style-name="P20">Qualificações Profissionais</text:p>
      <text:p text:style-name="P20"/>
      <text:list xml:id="list461121965132276422" text:style-name="WW8Num6">
        <text:list-item>
          <text:p text:style-name="P26"><text:span text:style-name="T14">Experiência de 10 anos na área de informática. Funções exercidas: Analista de Desenvolvimento, Analista Programador, atualmente Analista de Sistemas Sênior; </text:span></text:p>
        </text:list-item>
        <text:list-item>
          <text:p text:style-name="P11">Carreira desenvolvida na área de Tecnologia da Informação, com ampla experiência em gerenciamento de projetos, análise de negócios, implantação e manutenção de sistema;</text:p>
        </text:list-item>
        <text:list-item>
          <text:p text:style-name="P11">Gerenciamento de projetos, envolvendo o controle de demandas, definição do cronograma, análise da viabilidade, negociação de prazos e escopo, assegurando o cumprimento dos prazos, custos e qualidade requerida pela organização. Adequação do setor de desenvolvimento implantando normas e padrões gerando qualidade e agilidade nos processos da área;</text:p>
        </text:list-item>
        <text:list-item>
          <text:p text:style-name="P26"><text:span text:style-name="T15">Conhecimentos em Banco de dados e Linguagem de Programação (</text:span><text:span text:style-name="T16">C#, </text:span><text:span text:style-name="T15">PHP, Xcode Objetive – c, Swift, SQL Server, Interbase, Oracle 8i, HTML, Delphi, Java, Java Web, C++, XML, XSL, , CSS, GMC Print NET, PHP, MySql); </text:span></text:p>
        </text:list-item>
        <text:list-item>
          <text:p text:style-name="P22">PHP :: CodeIgniter, Smarty, Eclipse, NetBeans, Zend;</text:p>
        </text:list-item>
        <text:list-item>
          <text:p text:style-name="P22">WEB :: Javascript, JQuery, Bootstrap, AJAX, CSS, Prototype, DHTML, HTML5;</text:p>
        </text:list-item>
        <text:list-item>
          <text:p text:style-name="P25">Concepts :: MVC, OO, XML, JSON, UML, Design Patterns, LDAP, Cluster, Scalability, Parallel </text:p>
        </text:list-item>
        <text:list-item>
          <text:p text:style-name="P26"><text:span text:style-name="T5">Mobile :: Swift e Objetive-c Apple, Java Android Basic;</text:span></text:p>
        </text:list-item>
      </text:list>
      <text:p text:style-name="P24"/>
      <text:p text:style-name="P7">Formação Acadêmica </text:p>
      <text:p text:style-name="P12"/>
      <text:list xml:id="list7410074926443163524" text:style-name="WW8Num7">
        <text:list-item>
          <text:p text:style-name="P13"><text:span text:style-name="T1">Graduado em Analise e Desenvolvimento de Sistemas – Universidade Paulista UNIP - concluído em Dezembro 2012.</text:span></text:p>
        </text:list-item>
      </text:list>
      <text:p text:style-name="P7"/>
      <text:p text:style-name="P12"><text:span text:style-name="T4">Cursos Complementares </text:span></text:p>
      <text:p text:style-name="P7"/>
      <text:list xml:id="list2306120604157136516" text:style-name="WW8Num5">
        <text:list-item>
          <text:p text:style-name="P23">Fiap – Desenvolvimento Swift Apple;</text:p>
        </text:list-item>
        <text:list-item>
          <text:p text:style-name="P23">Fiap – Comercialização de app;</text:p>
        </text:list-item>
        <text:list-item>
          <text:p text:style-name="P23">PHP MySql</text:p>
        </text:list-item>
      </text:list>
      <text:list xml:id="list130854951358361" text:continue-list="list7410074926443163524" text:style-name="WW8Num7">
        <text:list-item>
          <text:p text:style-name="P4">Analise de Requisitos, UML;</text:p>
        </text:list-item>
        <text:list-item>
          <text:p text:style-name="P4">CMM – Sistema de Modelagem de desenvolvimento de software</text:p>
        </text:list-item>
        <text:list-item>
          <text:p text:style-name="P4">Engenharia de requisitos</text:p>
        </text:list-item>
        <text:list-item>
          <text:p text:style-name="P4">Gerenciamento de Projetos</text:p>
        </text:list-item>
        <text:list-item>
          <text:p text:style-name="P4">Processo de Desenvolvimento de Software</text:p>
        </text:list-item>
        <text:list-item>
          <text:p text:style-name="P4">SQL Server 2008</text:p>
        </text:list-item>
        <text:list-item>
          <text:p text:style-name="P4">Visual Studio com SQL Server</text:p>
        </text:list-item>
        <text:list-item>
          <text:p text:style-name="P4">Programming with MS Visual C#</text:p>
        </text:list-item>
        <text:list-item>
          <text:p text:style-name="P4">Developing Web Applications Using Microsoft Visual Studio 2010</text:p>
        </text:list-item>
        <text:list-item>
          <text:p text:style-name="P4"><text:soft-page-break/>Advanced Foundations of Microsoft .NET 2.0 Development</text:p>
        </text:list-item>
        <text:list-item>
          <text:p text:style-name="P4">PrintNet T Level 1 – Certification</text:p>
        </text:list-item>
        <text:list-item>
          <text:p text:style-name="P4">PrintNet T Advanced Training</text:p>
        </text:list-item>
        <text:list-item>
          <text:p text:style-name="P4">PrintNet T Scripting</text:p>
        </text:list-item>
      </text:list>
      <text:p text:style-name="P18"/>
      <text:p text:style-name="P6">Experiência Profissional</text:p>
      <text:p text:style-name="P6"/>
      <text:p text:style-name="P8">Meta Solutions Ltda</text:p>
      <text:list xml:id="list2545585710957542638" text:style-name="WW8Num2">
        <text:list-item>
          <text:p text:style-name="P5">Desenvolvedor - PHP e MySQL, especialista em GMC Printnet, C#.</text:p>
        </text:list-item>
        <text:list-item>
          <text:p text:style-name="P14"><text:span text:style-name="T1">Período: </text:span><text:span text:style-name="T7">Janeiro 2013</text:span><text:span text:style-name="T1"> à </text:span><text:span text:style-name="T7">atual</text:span><text:span text:style-name="T1">.</text:span></text:p>
        </text:list-item>
        <text:list-item>
          <text:p text:style-name="P14"><text:span text:style-name="T1">Cargo:</text:span><text:span text:style-name="T7"> Analista de Sistemas Sênior </text:span></text:p>
        </text:list-item>
      </text:list>
      <text:p text:style-name="P8"/>
      <text:p text:style-name="P8">Headway Consultoria</text:p>
      <text:list xml:id="list4283273715472089572" text:style-name="WW8Num3">
        <text:list-item>
          <text:p text:style-name="P15"><text:span text:style-name="T1">Desenvolvedor - PHP e MySQL, especialista em GMC Printnet, C# e Java.</text:span></text:p>
        </text:list-item>
        <text:list-item>
          <text:p text:style-name="P15"><text:span text:style-name="T7">Cargo: Analista de Sistemas Sênior.</text:span><text:span text:style-name="T1"> </text:span></text:p>
        </text:list-item>
        <text:list-item>
          <text:p text:style-name="P15"><text:span text:style-name="T1">Período: </text:span><text:span text:style-name="T8">Janeiro de 2012 </text:span><text:span text:style-name="T9">à</text:span><text:span text:style-name="T8"> Janeiro de 2013</text:span><text:span text:style-name="T1">.</text:span></text:p>
        </text:list-item>
      </text:list>
      <text:p text:style-name="P3"/>
      <text:p text:style-name="P8">Procarta Informática </text:p>
      <text:list xml:id="list8520480260368721021" text:style-name="WW8Num4">
        <text:list-item>
          <text:p text:style-name="P16"><text:span text:style-name="T1">Especialista em GMC Printnet, Delphi e C#.</text:span></text:p>
        </text:list-item>
        <text:list-item>
          <text:p text:style-name="P16"><text:span text:style-name="T7">Cargo: Analista de Sistema Pleno</text:span><text:span text:style-name="T1"> </text:span></text:p>
        </text:list-item>
        <text:list-item>
          <text:p text:style-name="P16"><text:span text:style-name="T1">Período: </text:span><text:span text:style-name="T8">Junho de 2010 </text:span><text:span text:style-name="T9">à</text:span><text:span text:style-name="T8"> Janeiro de 2012.</text:span></text:p>
        </text:list-item>
      </text:list>
      <text:p text:style-name="P3"/>
      <text:p text:style-name="P21">Idioma</text:p>
      <text:p text:style-name="P21"/>
      <text:list xml:id="list7977440116880579512" text:style-name="WW8Num8">
        <text:list-item>
          <text:p text:style-name="P27"><text:span text:style-name="T1">Inglês - <text:s/>técnico; </text:span></text:p>
        </text:list-item>
      </text:list>
      <text:p text:style-name="P9"/>
      <text:p text:style-name="P6">Informações complementares</text:p>
      <text:p text:style-name="P9"/>
      <text:list xml:id="list130855728209220" text:continue-list="list2306120604157136516" text:style-name="WW8Num5">
        <text:list-item>
          <text:p text:style-name="P17"><text:span text:style-name="T1">Músico Violoncelo clássico em uma orquestra, sou apaixonado pela música e suas influências. </text:span></text:p>
        </text:list-item>
      </text:list>
      <text:p text:style-name="P18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size-complex="16pt"/>
    </style:style>
    <style:style style:name="Heading_20_2" style:display-name="Heading 2" style:family="paragraph" style:parent-style-name="Heading" style:next-style-name="Text_20_body" style:default-outline-level="2" style:list-style-name="" style:class="text"/>
    <style:style style:name="Heading_20_3" style:display-name="Heading 3" style:family="paragraph" style:parent-style-name="Heading" style:next-style-name="Text_20_body" style:default-outline-level="3" style:list-style-name="" style:class="text"/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</style:style>
    <style:style style:name="Texto_20_sem_20_Formatação" style:display-name="Texto sem Formatação" style:family="paragraph" style:parent-style-name="Standard">
      <style:paragraph-properties fo:hyphenation-ladder-count="no-limit"/>
      <style:text-properties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/>
    </style:style>
    <style:style style:name="Texto_20_de_20_balão" style:display-name="Texto de balã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Quotations" style:family="paragraph" style:parent-style-name="Standard" style:class="html"/>
    <style:style style:name="Title" style:family="paragraph" style:parent-style-name="Heading" style:next-style-name="Text_20_body" style:class="chapter"/>
    <style:style style:name="Subtitle" style:family="paragraph" style:parent-style-name="Heading" style:next-style-name="Text_20_body" style:class="chapter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3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4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5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6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7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8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11pt" style:font-name-asian="MS Mincho" style:font-family-asian="'MS Mincho', 'ＭＳ 明朝'" style:font-family-generic-asian="modern" style:font-size-asian="11pt" style:font-name-complex="Wingdings" style:font-family-complex="Wingdings" style:font-pitch-complex="variable" style:font-charset-complex="x-symbol" style:font-size-complex="11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>
      <style:text-properties style:font-name="Courier New" fo:font-family="'Courier New'" style:font-family-generic="modern" fo:font-size="12pt" fo:language="pt" fo:country="BR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VIANE CRISTINA CUSTÓDIO DIAS</dc:title>
    <meta:initial-creator>DIVIDAFAGE</meta:initial-creator>
    <meta:creation-date>2014-11-07T10:21:00</meta:creation-date>
    <dc:date>2015-06-12T13:08:54.089500000</dc:date>
    <meta:print-date>2015-01-08T12:53:00</meta:print-date>
    <meta:editing-cycles>9</meta:editing-cycles>
    <meta:editing-duration>PT1H41M54S</meta:editing-duration>
    <meta:document-statistic meta:table-count="0" meta:image-count="0" meta:object-count="0" meta:page-count="2" meta:paragraph-count="50" meta:word-count="413" meta:character-count="2673" meta:non-whitespace-character-count="2325"/>
    <meta:generator>LibreOffice/4.4.1.2$MacOSX_X86_64 LibreOffice_project/45e2de17089c24a1fa810c8f975a7171ba4cd432</meta:generator>
  </office:meta>
</office:document-meta>
</file>